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text-properties fo:font-weight="bold" style:font-weight-asian="bold"/>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font-weight="bold" style:font-weight-asian="bold"/>
    </style:style>
    <style:style style:name="P8" style:family="paragraph" style:parent-style-name="Title" style:master-page-name="Standard">
      <style:paragraph-properties style:page-number="1"/>
    </style:style>
    <style:style style:name="T1" style:family="text">
      <style:text-properties fo:font-style="italic" style:font-style-asian="italic"/>
    </style:style>
    <style:style style:name="T2" style:family="text">
      <style:text-properties fo:font-style="italic" style:text-underline-style="none" style:font-style-asian="italic"/>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98brirtbgi5"/>Tell us about your open life science project!</text:p>
      <text:p text:style-name="Standard"/>
      <text:p text:style-name="Standard"><text:span text:style-name="T1">Your project doesn’t have to be technical — it can be a curriculum (open educational resource), an open data project or report, an open source software project, open publication, community/team culture movements, or anything else that:</text:span></text:p>
      <text:p text:style-name="P1"/>
      <text:list xml:id="list1397811558" text:style-name="WWNum2">
        <text:list-item>
          <text:p text:style-name="P3"><text:span text:style-name="T1">supports openness in life science. </text:span></text:p>
        </text:list-item>
        <text:list-item>
          <text:p text:style-name="P3"><text:span text:style-name="T1">has something to work on (a feature, module, or minimum viable product) during the program</text:span></text:p>
        </text:list-item>
        <text:list-item>
          <text:p text:style-name="P3"><text:span text:style-name="T1">allows and welcomes contributions by others</text:span></text:p>
        </text:list-item>
      </text:list>
      <text:p text:style-name="P1"/>
      <text:p text:style-name="Standard"><text:span text:style-name="T1">Whether your project is just an idea at this stage or something that’s been running for years, all applications are welcome. </text:span></text:p>
      <text:p text:style-name="Heading_20_1"><text:bookmark text:name="_8evenuwvgnyb"/>Primary Contact</text:p>
      <text:p text:style-name="Standard"><text:span text:style-name="T3">First name</text:span>: &lt;Your answer&gt;</text:p>
      <text:p text:style-name="P2"/>
      <text:p text:style-name="Standard"><text:span text:style-name="T3">Last name</text:span>: &lt;Your answer&gt;</text:p>
      <text:p text:style-name="P2"/>
      <text:p text:style-name="Standard"><text:span text:style-name="T3">Affiliation</text:span>: &lt;Your answer&gt;</text:p>
      <text:p text:style-name="Standard"><text:span text:style-name="T3"><text:s/></text:span></text:p>
      <text:p text:style-name="Standard"><text:span text:style-name="T3">Email</text:span>: &lt;Your answer&gt;</text:p>
      <text:p text:style-name="P2"/>
      <text:p text:style-name="Standard"><text:span text:style-name="T3">Country</text:span>: &lt;Your answer&gt;</text:p>
      <text:p text:style-name="P2"/>
      <text:p text:style-name="Standard"><text:span text:style-name="T3">Preferred pronouns</text:span>: &lt;Your answer&gt;</text:p>
      <text:p text:style-name="P2"/>
      <text:p text:style-name="Standard"><text:span text:style-name="T3">Group Members</text:span></text:p>
      <text:p text:style-name="Standard"><text:span text:style-name="T1">If you’re applying as a group, list all your group members here with the following info: Name / Email / Location / Affiliation</text:span></text:p>
      <text:p text:style-name="Standard">&lt;Your answer&gt;</text:p>
      <text:p text:style-name="Heading_20_1"><text:bookmark text:name="_q6rx30wy7nb6"/><text:soft-page-break/>Your project</text:p>
      <text:p text:style-name="Standard"><text:span text:style-name="T3">Project or Organization Name</text:span>: </text:p>
      <text:p text:style-name="Standard"/>
      <text:p text:style-name="Standard"/>
      <text:p text:style-name="Standard"/>
      <text:p text:style-name="Standard"><text:span text:style-name="T3">Description of the project</text:span></text:p>
      <text:p text:style-name="Standard"><text:span text:style-name="T1">max. 200 words</text:span></text:p>
      <text:p text:style-name="Standard">&lt;Your answer&gt;</text:p>
      <text:p text:style-name="P2"/>
      <text:p text:style-name="P2"/>
      <text:p text:style-name="P6"><text:span text:style-name="T3">What problem(s) are you solving with this project?</text:span></text:p>
      <text:p text:style-name="P6"><text:span text:style-name="T1">max. 200 words</text:span></text:p>
      <text:p text:style-name="Standard">&lt;Your answer&gt;</text:p>
      <text:p text:style-name="P6"/>
      <text:p text:style-name="P7"/>
      <text:p text:style-name="P6"><text:span text:style-name="T3">What concrete achievements do you want to accomplish during the program (Feb-May 2021)? </text:span></text:p>
      <text:p text:style-name="Standard"><text:span text:style-name="T1">max. 200 words</text:span></text:p>
      <text:p text:style-name="Standard">&lt;Your answer&gt;</text:p>
      <text:p text:style-name="Standard"/>
      <text:p text:style-name="Standard"/>
      <text:p text:style-name="Standard"><text:span text:style-name="T3">What is the current stage of your project or work?</text:span></text:p>
      <text:p text:style-name="Standard"><text:span text:style-name="T1">&lt;select one&gt;</text:span></text:p>
      <text:list xml:id="list3751934086" text:style-name="WWNum1">
        <text:list-item>
          <text:p text:style-name="P4">I have a great idea</text:p>
        </text:list-item>
        <text:list-item>
          <text:p text:style-name="P4">Working towards a first prototype</text:p>
        </text:list-item>
        <text:list-item>
          <text:p text:style-name="P4">Just launched first prototype</text:p>
        </text:list-item>
        <text:list-item>
          <text:p text:style-name="P4">Working on new release / feature on existing prototype</text:p>
        </text:list-item>
        <text:list-item>
          <text:p text:style-name="P4"><text:soft-page-break/>Maintaining work on existing prototype</text:p>
        </text:list-item>
      </text:list>
      <text:p text:style-name="Standard"/>
      <text:p text:style-name="Standard"/>
      <text:p text:style-name="Standard"><text:span text:style-name="T3">Where would you like to be after the program (June 2021)? </text:span></text:p>
      <text:p text:style-name="Standard"><text:span text:style-name="T1">&lt;select one&gt;</text:span></text:p>
      <text:list xml:id="list1008888522" text:style-name="WWNum3">
        <text:list-item>
          <text:p text:style-name="P5">I have a great idea</text:p>
        </text:list-item>
        <text:list-item>
          <text:p text:style-name="P5">Working towards a first prototype</text:p>
        </text:list-item>
        <text:list-item>
          <text:p text:style-name="P5">Just launched first prototype</text:p>
        </text:list-item>
        <text:list-item>
          <text:p text:style-name="P5">Working on new release / feature on existing prototype</text:p>
        </text:list-item>
        <text:list-item>
          <text:p text:style-name="P5">Maintaining work on existing prototype</text:p>
        </text:list-item>
      </text:list>
      <text:p text:style-name="Heading_20_1"><text:bookmark text:name="_dyultig1hfbb"/>Open Science</text:p>
      <text:p text:style-name="P6"><text:span text:style-name="T3">What inspires you to work openly in life science?</text:span> </text:p>
      <text:p text:style-name="Standard"><text:span text:style-name="T1">max. 200 words</text:span></text:p>
      <text:p text:style-name="Standard">&lt;Your answer&gt;</text:p>
      <text:p text:style-name="Standard"/>
      <text:p text:style-name="P6"><text:span text:style-name="T3">What challenges have you faced in working in open science?</text:span></text:p>
      <text:p text:style-name="Standard"><text:span text:style-name="T1">max. 200 words</text:span></text:p>
      <text:p text:style-name="Standard">&lt;Your answer&gt;</text:p>
      <text:p text:style-name="Heading_20_1"><text:bookmark text:name="_9ao1jaoagcj2"/>Open Life Science program</text:p>
      <text:p text:style-name="P6"><text:span text:style-name="T3">What are you hoping to learn during this program?</text:span></text:p>
      <text:p text:style-name="Standard"><text:span text:style-name="T1">max. 200 words</text:span></text:p>
      <text:p text:style-name="Standard">&lt;Your answer&gt;</text:p>
      <text:p text:style-name="Standard"/>
      <text:p text:style-name="Standard"/>
      <text:p text:style-name="P6"><text:span text:style-name="T3">What do you expect from a mentor?</text:span></text:p>
      <text:p text:style-name="Standard"><text:span text:style-name="T1">max. 200 words</text:span></text:p>
      <text:p text:style-name="Standard"><text:soft-page-break/>&lt;Your answer&gt;</text:p>
      <text:p text:style-name="Standard"/>
      <text:p text:style-name="Standard"/>
      <text:p text:style-name="Standard"><text:span text:style-name="T3">Do you speak any languages other than English?</text:span></text:p>
      <text:p text:style-name="Standard"><text:span text:style-name="T1">If yes, please list them.</text:span></text:p>
      <text:p text:style-name="Standard">&lt;Your answer&gt;</text:p>
      <text:p text:style-name="Standard"/>
      <text:p text:style-name="P6"/>
      <text:p text:style-name="Standard"><text:span text:style-name="T3">Accessibility: </text:span></text:p>
      <text:p text:style-name="Standard"><text:span text:style-name="T1">The OLS team aims to create as inclusive an environment as possible for everyone. To help us prepare effectively, please let us know if there anything we can do to facilitate your participation. This might include sign interpreters for video calls, alternative format materials, or something else. We will provide real-time captioning using otter.ai and/or Google Slides by default. This information will not be shared with application reviewers, and will not affect whether or not you are accepted to the program.</text:span></text:p>
      <text:p text:style-name="Standard">&lt;Your answer&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2" meta:word-count="440" meta:character-count="2643" meta:non-whitespace-character-count="2268"/>
    <meta:generator>LibreOfficeDev/6.0.5.2$Linux_X86_64 LibreOffice_project/</meta:generator>
  </office:meta>
</office:document-meta>
</file>